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style:font-name="inherit" fo:font-size="14.3999996185303pt" fo:letter-spacing="normal" fo:font-style="normal" fo:font-weight="bold" loext:padding="0cm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  <style:text-properties fo:color="#333333" loext:opacity="100%" style:font-name="SFMono-Regular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line-height="142%" fo:text-indent="0cm" style:auto-text-indent="false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42%" fo:text-align="center" style:justify-single-word="false" fo:orphans="2" fo:widows="2" fo:text-indent="0cm" style:auto-text-indent="false"/>
    </style:style>
    <style:style style:name="P7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-left="0.06pt solid #dddddd" fo:border-right="0.06pt solid #dddddd" fo:border-top="3pt solid #dddddd" fo:border-bottom="0.06pt solid #dddddd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.212cm" fo:border="0.06pt solid #dddddd"/>
    </style:style>
    <style:style style:name="P9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="0.06pt solid #dddddd"/>
    </style:style>
    <style:style style:name="P10" style:family="paragraph" style:parent-style-name="Text_20_body" style:list-style-name="L1">
      <loext:graphic-properties draw:fill="solid" draw:fill-color="#f5f5f5" draw:opacity="100%"/>
      <style:paragraph-properties fo:margin-top="0.042cm" fo:margin-bottom="0cm" style:contextual-spacing="false" fo:line-height="100%" fo:text-align="center" style:justify-single-word="false" fo:background-color="#f5f5f5" fo:padding="0.212cm" fo:border-left="0.06pt solid #dddddd" fo:border-right="0.06pt solid #dddddd" fo:border-top="0.06pt solid #dddddd" fo:border-bottom="3pt solid #dddddd"/>
    </style:style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T1" style:family="text">
      <style:text-properties fo:color="#333333" loext:opacity="100%" style:font-name="SFMono-Regular"/>
    </style:style>
    <style:style style:name="T2" style:family="text">
      <style:text-properties fo:color="#333333" loext:opacity="100%" style:font-name="SFMono-Regular" fo:font-weight="bold"/>
    </style:style>
    <style:style style:name="T3" style:family="text">
      <style:text-properties fo:color="#ffffff" loext:opacity="100%" fo:font-size="6pt" fo:font-weight="bold" fo:background-color="#5cb85c" loext:char-shading-value="0" loext:padding="0cm" loext:border="none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fffff" loext:char-shading-value="0" loext:padding-left="0.254cm" loext:padding-right="0cm" loext:padding-top="0.127cm" loext:padding-bottom="0.127cm" loext:border-left="0.06pt solid #dddddd" loext:border-right="none" loext:border-top="0.06pt solid #dddddd" loext:border-bottom="0.06pt solid #dddddd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5cb85c" loext:char-shading-value="0" loext:padding-left="0.254cm" loext:padding-right="0cm" loext:padding-top="0.127cm" loext:padding-bottom="0.127cm" loext:border-left="0.06pt solid #4cae4c" loext:border-right="none" loext:border-top="0.06pt solid #4cae4c" loext:border-bottom="0.06pt solid #4cae4c"/>
    </style:style>
    <style:style style:name="T6" style:family="text">
      <style:text-properties fo:color="#3c4859" loext:opacity="100%" fo:font-weight="bold"/>
    </style:style>
    <style:style style:name="T7" style:family="text">
      <style:text-properties fo:font-weight="bold"/>
    </style:style>
    <style:style style:name="T8" style:family="text">
      <style:text-properties fo:color="#c7254e" loext:opacity="100%" style:font-name="SFMono-Regular" fo:background-color="#f9f2f4" loext:char-shading-value="0" loext:padding="0cm" loext:border="none"/>
    </style:style>
    <style:style style:name="fr1" style:family="graphic" style:parent-style-name="Frame">
      <style:graphic-properties fo:margin-left="0.212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6954. Count Pairs Whose Sum is Less than Target</text:h>
      <text:p text:style-name="P6"><text:a xlink:type="simple" xlink:href="https://leetcode.com/contest/biweekly-contest-111/problems/count-pairs-whose-sum-is-less-than-target/submissions/" text:style-name="Internet_20_link" text:visited-style-name="Visited_20_Internet_20_Link"><text:span text:style-name="T4">My Submissions</text:span></text:a><text:a xlink:type="simple" xlink:href="https://leetcode.com/contest/biweekly-contest-111/" text:style-name="Internet_20_link" text:visited-style-name="Visited_20_Internet_20_Link"><text:span text:style-name="T5">Back to Contest</text:span></text:a></text:p>
      <text:p text:style-name="P5"><draw:frame draw:style-name="fr2" draw:name="Quadro1" text:anchor-type="paragraph" svg:width="24.13cm" draw:z-index="0"><draw:text-box fo:min-height="0.041cm"><text:p text:style-name="Text_20_body"/></draw:text-box></draw:frame><draw:frame draw:style-name="fr2" draw:name="Quadro2" text:anchor-type="paragraph" svg:width="24.765cm" draw:z-index="1"><draw:text-box fo:min-height="0.041cm"><text:p text:style-name="Text_20_body"><draw:frame draw:style-name="fr1" draw:name="Quadro3" text:anchor-type="paragraph" svg:width="5.419cm" draw:z-index="2"><draw:text-box fo:min-height="0.041cm"><text:list xml:id="list3835744779" text:style-name="L1"><text:list-item><text:p text:style-name="P7"><text:span text:style-name="Strong_20_Emphasis"><text:span text:style-name="T6">User Accepted:</text:span></text:span>0</text:p></text:list-item><text:list-item><text:p text:style-name="P8"><text:span text:style-name="Strong_20_Emphasis"><text:span text:style-name="T6">User Tried:</text:span></text:span>0</text:p></text:list-item><text:list-item><text:p text:style-name="P9"><text:span text:style-name="Strong_20_Emphasis"><text:span text:style-name="T6">Total Accepted:</text:span></text:span>0</text:p></text:list-item><text:list-item><text:p text:style-name="P8"><text:span text:style-name="Strong_20_Emphasis"><text:span text:style-name="T6">Total Submissions:</text:span></text:span>0</text:p></text:list-item><text:list-item><text:p text:style-name="P10"><text:span text:style-name="Strong_20_Emphasis"><text:span text:style-name="T6">Difficulty:</text:span></text:span><text:span text:style-name="T3">Easy</text:span></text:p></text:list-item></text:list></draw:text-box></draw:frame>Given a <text:span text:style-name="Strong_20_Emphasis"><text:span text:style-name="T7">0-indexed</text:span></text:span> integer array <text:span text:style-name="Source_20_Text"><text:span text:style-name="T8">nums</text:span></text:span> of length <text:span text:style-name="Source_20_Text"><text:span text:style-name="T8">n</text:span></text:span> and an integer <text:span text:style-name="Source_20_Text"><text:span text:style-name="T8">target</text:span></text:span>, return <text:span text:style-name="Emphasis">the number of pairs</text:span> <text:span text:style-name="Source_20_Text"><text:span text:style-name="T8">(i, j)</text:span></text:span> <text:span text:style-name="Emphasis">where</text:span> <text:span text:style-name="Source_20_Text"><text:span text:style-name="T8">0 &lt;= i &lt; j &lt; n</text:span></text:span> <text:span text:style-name="Emphasis">and</text:span> <text:span text:style-name="Source_20_Text"><text:span text:style-name="T8">nums[i] + nums[j] &lt; target</text:span></text:span>.</text:p><text:p text:style-name="P5"> </text:p><text:p text:style-name="P5"><text:span text:style-name="Strong_20_Emphasis"><text:span text:style-name="T7">Example 1:</text:span></text:span></text:p><text:p text:style-name="P3"><text:span text:style-name="Strong_20_Emphasis"><text:span text:style-name="T2">Input:</text:span></text:span><text:span text:style-name="T1"> nums = [-1,1,2,3,1], target = 2</text:span></text:p><text:p text:style-name="P4"><text:span text:style-name="Strong_20_Emphasis"><text:span text:style-name="T2">Output:</text:span></text:span><text:span text:style-name="T1"> 3</text:span></text:p><text:p text:style-name="P4"><text:span text:style-name="Strong_20_Emphasis"><text:span text:style-name="T2">Explanation:</text:span></text:span><text:span text:style-name="T1"> There are 3 pairs of indices that satisfy the conditions in the statement:</text:span></text:p><text:p text:style-name="P2">- (0, 1) since 0 &lt; 1 and nums[0] + nums[1] = 0 &lt; target</text:p><text:p text:style-name="P2">- (0, 2) since 0 &lt; 2 and nums[0] + nums[2] = 1 &lt; target </text:p><text:p text:style-name="P2">- (0, 4) since 0 &lt; 4 and nums[0] + nums[4] = 0 &lt; target</text:p><text:p text:style-name="P2">Note that (0, 3) is not counted since nums[0] + nums[3] is not strictly less than the target.</text:p><text:p text:style-name="P5"><text:span text:style-name="Strong_20_Emphasis"><text:span text:style-name="T7">Example 2:</text:span></text:span></text:p><text:p text:style-name="P3"><text:span text:style-name="Strong_20_Emphasis"><text:span text:style-name="T2">Input:</text:span></text:span><text:span text:style-name="T1"> nums = [-6,2,5,-2,-7,-1,3], target = -2</text:span></text:p><text:p text:style-name="P4"><text:span text:style-name="Strong_20_Emphasis"><text:span text:style-name="T2">Output:</text:span></text:span><text:span text:style-name="T1"> 10</text:span></text:p><text:p text:style-name="P4"><text:span text:style-name="Strong_20_Emphasis"><text:span text:style-name="T2">Explanation:</text:span></text:span><text:span text:style-name="T1"> There are 10 pairs of indices that satisfy the conditions in the statement:</text:span></text:p><text:p text:style-name="P2">- (0, 1) since 0 &lt; 1 and nums[0] + nums[1] = -4 &lt; target</text:p><text:p text:style-name="P2">- (0, 3) since 0 &lt; 3 and nums[0] + nums[3] = -8 &lt; target</text:p><text:p text:style-name="P2">- (0, 4) since 0 &lt; 4 and nums[0] + nums[4] = -13 &lt; target</text:p><text:p text:style-name="P2">- (0, 5) since 0 &lt; 5 and nums[0] + nums[5] = -7 &lt; target</text:p><text:p text:style-name="P2">- (0, 6) since 0 &lt; 6 and nums[0] + nums[6] = -3 &lt; target</text:p><text:p text:style-name="P2">- (1, 4) since 1 &lt; 4 and nums[1] + nums[4] = -5 &lt; target</text:p><text:p text:style-name="P2">- (3, 4) since 3 &lt; 4 and nums[3] + nums[4] = -9 &lt; target</text:p><text:p text:style-name="P2">- (3, 5) since 3 &lt; 5 and nums[3] + nums[5] = -3 &lt; target</text:p><text:p text:style-name="P2">- (4, 5) since 4 &lt; 5 and nums[4] + nums[5] = -8 &lt; target</text:p><text:p text:style-name="P2">- (4, 6) since 4 &lt; 6 and nums[4] + nums[6] = -4 &lt; target</text:p><text:p text:style-name="P5"> </text:p><text:p text:style-name="P5"><text:span text:style-name="Strong_20_Emphasis"><text:span text:style-name="T7">Constraints:</text:span></text:span></text:p><text:list xml:id="list4224067002" text:style-name="L2"><text:list-item><text:p text:style-name="P11"><text:span text:style-name="Source_20_Text"><text:span text:style-name="T8">1 &lt;= nums.length == n &lt;= 50</text:span></text:span></text:p></text:list-item><text:list-item><text:p text:style-name="P11"><text:span text:style-name="Source_20_Text"><text:span text:style-name="T8">-50 &lt;= nums[i], target &lt;= 50</text:span></text:span></text:p></text:list-item></text:list></draw:text-box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11:33:05.791000000</dc:date>
    <meta:editing-duration>PT2M16S</meta:editing-duration>
    <meta:editing-cycles>1</meta:editing-cycles>
    <meta:document-statistic meta:table-count="0" meta:image-count="0" meta:object-count="0" meta:page-count="1" meta:paragraph-count="35" meta:word-count="340" meta:character-count="1505" meta:non-whitespace-character-count="1202"/>
    <meta:generator>LibreOffice/7.2.2.2$Windows_X86_64 LibreOffice_project/02b2acce88a210515b4a5bb2e46cbfb63fe97d56</meta:generator>
  </office:meta>
</office:document-meta>
</file>